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8fa1c" officeooo:paragraph-rsid="0048fa1c"/>
    </style:style>
    <style:style style:name="P2" style:family="paragraph" style:parent-style-name="Text_20_body">
      <style:text-properties officeooo:rsid="004a6a0a" officeooo:paragraph-rsid="004a6a0a"/>
    </style:style>
    <style:style style:name="P3" style:family="paragraph" style:parent-style-name="Text_20_body">
      <style:text-properties officeooo:rsid="004ae0e1" officeooo:paragraph-rsid="004ae0e1"/>
    </style:style>
    <style:style style:name="P4" style:family="paragraph" style:parent-style-name="Text_20_body">
      <style:text-properties officeooo:rsid="004ba24b" officeooo:paragraph-rsid="004ba24b"/>
    </style:style>
    <style:style style:name="P5" style:family="paragraph" style:parent-style-name="Heading_20_1" style:master-page-name="Right_20_Page">
      <style:paragraph-properties style:page-number="auto"/>
      <style:text-properties officeooo:rsid="004ba24b" officeooo:paragraph-rsid="004ba24b"/>
    </style:style>
    <style:style style:name="P6" style:family="paragraph" style:parent-style-name="Heading_20_2">
      <style:text-properties officeooo:paragraph-rsid="0044b8fe"/>
    </style:style>
    <style:style style:name="P7" style:family="paragraph" style:parent-style-name="Heading_20_3">
      <style:text-properties officeooo:paragraph-rsid="004a6a0a"/>
    </style:style>
    <style:style style:name="P8" style:family="paragraph" style:parent-style-name="Heading_20_3">
      <style:text-properties officeooo:rsid="004ba24b" officeooo:paragraph-rsid="004ba24b"/>
    </style:style>
    <style:style style:name="P9" style:family="paragraph" style:parent-style-name="Heading_20_3">
      <style:paragraph-properties fo:margin-top="0.199cm" fo:margin-bottom="0.199cm" loext:contextual-spacing="false"/>
    </style:style>
    <style:style style:name="P10" style:family="paragraph" style:parent-style-name="Heading_20_3">
      <style:paragraph-properties fo:margin-top="0.101cm" fo:margin-bottom="0.101cm" loext:contextual-spacing="false"/>
    </style:style>
    <style:style style:name="T1" style:family="text">
      <style:text-properties officeooo:rsid="004a6a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and Of The Silver Birch</text:h>
      <text:h text:style-name="P6" text:outline-level="2">(Traditional)</text:h>
      <text:h text:style-name="P8" text:outline-level="3">[VERSE 1]</text:h>
      <text:p text:style-name="P4">Am <text:s text:c="9"/>Em <text:s text:c="11"/>Am <text:s text:c="9"/>Em</text:p>
      <text:p text:style-name="P4">Land of the silver birch, home of the beaver</text:p>
      <text:p text:style-name="P4">Am <text:s text:c="26"/>Dm7 <text:s text:c="7"/>Em</text:p>
      <text:p text:style-name="P4">Where still the mighty moose wanders at will</text:p>
      <text:p text:style-name="P4">Am <text:s text:c="24"/>Dm7 <text:s text:c="5"/>E <text:s text:c="8"/>Am</text:p>
      <text:p text:style-name="P4">Blue lake and rocky shore, I will return once more</text:p>
      <text:p text:style-name="P4">Am <text:s text:c="9"/>Em <text:s text:c="2"/>Am <text:s text:c="2"/>Am <text:s text:c="9"/>Em <text:s text:c="2"/>Am</text:p>
      <text:p text:style-name="P4">Boom-diddy, boom boom Boom-diddy, boom boom</text:p>
      <text:p text:style-name="P4">Am <text:s text:c="9"/>Em <text:s text:c="2"/>Am <text:s text:c="2"/>Em <text:s text:c="2"/>Am</text:p>
      <text:p text:style-name="P4">Boom-diddy, boom boom boom boom</text:p>
      <text:h text:style-name="Heading_20_3" text:outline-level="3">[VERSE 2]</text:h>
      <text:p text:style-name="P4">Am <text:s text:c="9"/>Em <text:s text:c="10"/>Am <text:s text:c="11"/>Em</text:p>
      <text:p text:style-name="P4">High upon a rocky ledge, I'll build my wigwam</text:p>
      <text:p text:style-name="P4">Am <text:s text:c="24"/>Dm7 <text:s text:c="7"/>Em</text:p>
      <text:p text:style-name="P4">Close to the water's edge, silent and still</text:p>
      <text:p text:style-name="P4">Am <text:s text:c="24"/>Dm7 <text:s text:c="5"/>E <text:s text:c="8"/>Am</text:p>
      <text:p text:style-name="P4">Blue lake and rocky shore, I will return once more</text:p>
      <text:p text:style-name="P4">Am <text:s text:c="9"/>Em <text:s text:c="2"/>Am <text:s text:c="2"/>Am <text:s text:c="9"/>Em <text:s text:c="2"/>Am</text:p>
      <text:p text:style-name="P4">Boom-diddy, boom boom Boom-diddy, boom boom</text:p>
      <text:p text:style-name="P4">Am <text:s text:c="9"/>Em <text:s text:c="2"/>Am <text:s text:c="2"/>Em <text:s text:c="2"/>Am</text:p>
      <text:p text:style-name="P4">Boom-diddy, boom boom boom bo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6M29S</meta:editing-duration>
    <meta:editing-cycles>56</meta:editing-cycles>
    <meta:generator>LibreOffice/5.2.7.2$MacOSX_X86_64 LibreOffice_project/2b7f1e640c46ceb28adf43ee075a6e8b8439ed10</meta:generator>
    <dc:title>Lyrics + Chords</dc:title>
    <dc:date>2017-08-01T12:36:23.122806000</dc:date>
    <meta:print-date>2017-04-03T12:23:29.985893000</meta:print-date>
    <meta:document-statistic meta:table-count="0" meta:image-count="0" meta:object-count="0" meta:page-count="1" meta:paragraph-count="24" meta:word-count="130" meta:character-count="878" meta:non-whitespace-character-count="49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